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officeooo:paragraph-rsid="001a713d"/>
    </style:style>
    <style:style style:name="P2" style:family="paragraph" style:parent-style-name="Text_20_body">
      <style:paragraph-properties fo:text-align="start" style:justify-single-word="false"/>
      <style:text-properties officeooo:paragraph-rsid="001a713d"/>
    </style:style>
    <style:style style:name="P3" style:family="paragraph" style:parent-style-name="Text_20_body">
      <style:paragraph-properties fo:text-align="justify" style:justify-single-word="false"/>
      <style:text-properties fo:font-size="16pt" fo:font-weight="bold" officeooo:rsid="001acf3c" officeooo:paragraph-rsid="001a713d" style:font-size-asian="16pt" style:font-weight-asian="bold" style:font-size-complex="16pt" style:font-weight-complex="bold"/>
    </style:style>
    <style:style style:name="P4" style:family="paragraph" style:parent-style-name="Text_20_body">
      <style:paragraph-properties fo:text-align="start" style:justify-single-word="false"/>
      <style:text-properties fo:font-size="16pt" fo:font-weight="bold" officeooo:rsid="001acf3c" officeooo:paragraph-rsid="001a713d" style:font-size-asian="16pt" style:font-weight-asian="bold" style:font-size-complex="16pt" style:font-weight-complex="bold"/>
    </style:style>
    <style:style style:name="P5" style:family="paragraph" style:parent-style-name="Text_20_body">
      <style:paragraph-properties fo:text-align="justify" style:justify-single-word="false"/>
      <style:text-properties fo:font-size="12pt" fo:font-weight="normal" officeooo:rsid="001acf3c" officeooo:paragraph-rsid="001a713d" style:font-size-asian="10.5pt" style:font-weight-asian="normal" style:font-size-complex="12pt" style:font-weight-complex="normal"/>
    </style:style>
    <style:style style:name="P6" style:family="paragraph" style:parent-style-name="Text_20_body">
      <style:paragraph-properties fo:text-align="justify" style:justify-single-word="false"/>
      <style:text-properties fo:font-size="12pt" fo:font-weight="normal" officeooo:rsid="001acf3c" officeooo:paragraph-rsid="001a713d" style:font-size-asian="12pt" style:font-weight-asian="normal" style:font-size-complex="12pt" style:font-weight-complex="normal"/>
    </style:style>
    <style:style style:name="P7" style:family="paragraph" style:parent-style-name="Title">
      <style:text-properties fo:font-size="26pt" officeooo:paragraph-rsid="001a713d" style:font-size-asian="26pt" style:font-size-complex="26pt"/>
    </style:style>
    <style:style style:name="P8" style:family="paragraph" style:parent-style-name="Text_20_body">
      <style:paragraph-properties fo:text-align="justify" style:justify-single-word="false"/>
      <style:text-properties officeooo:rsid="001bb75e" officeooo:paragraph-rsid="001a713d"/>
    </style:style>
    <style:style style:name="P9" style:family="paragraph" style:parent-style-name="Text_20_body">
      <style:text-properties officeooo:paragraph-rsid="001bb75e"/>
    </style:style>
    <style:style style:name="P10" style:family="paragraph" style:parent-style-name="Heading_20_1">
      <style:paragraph-properties fo:text-align="justify" style:justify-single-word="false"/>
      <style:text-properties officeooo:rsid="001acf3c" officeooo:paragraph-rsid="001a713d"/>
    </style:style>
    <style:style style:name="T1" style:family="text">
      <style:text-properties fo:font-weight="normal" style:font-weight-asian="normal" style:font-weight-complex="normal"/>
    </style:style>
    <style:style style:name="T2" style:family="text">
      <style:text-properties fo:font-weight="normal" officeooo:rsid="001acf3c" style:font-weight-asian="normal" style:font-weight-complex="normal"/>
    </style:style>
    <style:style style:name="T3" style:family="text">
      <style:text-properties fo:font-weight="normal" officeooo:rsid="001bb75e" style:font-weight-asian="normal" style:font-weight-complex="normal"/>
    </style:style>
    <style:style style:name="T4" style:family="text">
      <style:text-properties officeooo:rsid="001a5702"/>
    </style:style>
    <style:style style:name="T5" style:family="text">
      <style:text-properties officeooo:rsid="001bb75e"/>
    </style:style>
    <style:style style:name="T6" style:family="text">
      <style:text-properties officeooo:rsid="001f30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linical Case <text:span text:style-name="T6">10</text:span></text:p>
      <text:h text:style-name="P10" text:outline-level="1">Metrics:<text:line-break/></text:h>
      <text:p text:style-name="P2">PESI Score: <text:span text:style-name="Strong_20_Emphasis"><text:span text:style-name="T5">41</text:span></text:span> → <text:span text:style-name="Strong_20_Emphasis">Class </text:span><text:span text:style-name="Strong_20_Emphasis"><text:span text:style-name="T5">I</text:span></text:span><text:line-break/>Simplified PESI (sPESI) Score: <text:span text:style-name="Strong_20_Emphasis"><text:span text:style-name="T5">1</text:span></text:span> → <text:span text:style-name="Strong_20_Emphasis">High Risk</text:span><text:line-break/><text:span text:style-name="T2">I</text:span><text:span text:style-name="Strong_20_Emphasis"><text:span text:style-name="T1">ntermediate-</text:span></text:span><text:span text:style-name="Strong_20_Emphasis"><text:span text:style-name="T3">high</text:span></text:span><text:span text:style-name="Strong_20_Emphasis"><text:span text:style-name="T1"> early mortality risk</text:span></text:span><text:span text:style-name="T1">. </text:span></text:p>
      <text:p text:style-name="P4"/>
      <text:p text:style-name="P3">PESI:</text:p>
      <text:p text:style-name="P1">Step-by-step calculation of the PESI score based on the provided patient data:</text:p>
      <text:p text:style-name="P1">1. Age: The patient is 21 years old. According to the PESI score, the age in years is added directly as points.</text:p>
      <text:p text:style-name="Text_20_body">- Add 21 points.</text:p>
      <text:p text:style-name="Text_20_body">2. Male sex: The patient is female.</text:p>
      <text:p text:style-name="Text_20_body">- Add 0 points.</text:p>
      <text:p text:style-name="Text_20_body">3. Cancer (any type): The patient has no cancer.</text:p>
      <text:p text:style-name="Text_20_body">- Add 0 points.</text:p>
      <text:p text:style-name="Text_20_body">4. Chronic heart failure: The patient has no heart failure.</text:p>
      <text:p text:style-name="Text_20_body">- Add 0 points.</text:p>
      <text:p text:style-name="Text_20_body">5. Chronic pulmonary disease: The patient has no COPD or chronic cardiopulmonary disease.</text:p>
      <text:p text:style-name="Text_20_body">- Add 0 points.</text:p>
      <text:p text:style-name="Text_20_body">6. Pulse rate ≥ 110 bpm: The patient’s heart rate is 152 bpm.</text:p>
      <text:p text:style-name="Text_20_body">- Add 20 points.</text:p>
      <text:p text:style-name="Text_20_body">7. Systolic blood pressure &lt; 100 mmHg: The patient’s SBP is 139 mmHg.</text:p>
      <text:p text:style-name="Text_20_body">- Add 0 points.</text:p>
      <text:p text:style-name="Text_20_body">8. Respiratory rate &gt; 30 breaths per minute: The patient’s respiratory rate is 20.</text:p>
      <text:p text:style-name="Text_20_body">- Add 0 points.</text:p>
      <text:p text:style-name="Text_20_body">9. Temperature &lt; 36ºC: The patient’s temperature is 38.3ºC.</text:p>
      <text:p text:style-name="Text_20_body">- Add 0 points.</text:p>
      <text:p text:style-name="Text_20_body">10. Altered mental status: The patient has no altered mental status.</text:p>
      <text:p text:style-name="Text_20_body">- Add 0 points.</text:p>
      <text:p text:style-name="Text_20_body">11. Arterial oxyhaemoglobin saturation &lt; 90%: The patient’s oxygen saturation is 95%.</text:p>
      <text:p text:style-name="Text_20_body"><text:soft-page-break/>- Add 0 points.</text:p>
      <text:p text:style-name="Text_20_body">Now, summing all points:</text:p>
      <text:p text:style-name="Text_20_body">Age: 21 </text:p>
      <text:p text:style-name="Text_20_body">Pulse rate ≥ 110 bpm: 20 </text:p>
      <text:p text:style-name="Text_20_body">All other parameters: 0 </text:p>
      <text:p text:style-name="Text_20_body">Total PESI score = 21 + 20 = 41 points.</text:p>
      <text:p text:style-name="Text_20_body"><text:s/></text:p>
      <text:p text:style-name="Text_20_body">A score of 41 points places the patient in Class I (very low 30-day mortality risk).</text:p>
      <text:p text:style-name="Text_20_body"/>
      <text:p text:style-name="Text_20_body">PESI value: 41 (I)</text:p>
      <text:p text:style-name="P8"/>
      <text:p text:style-name="P3">sPESI:</text:p>
      <text:p text:style-name="P5">Step-by-step calculation of the sPESI score:</text:p>
      <text:p text:style-name="P1">1. Age &gt; 80 years: The patient is 21 years old, so 0 points.</text:p>
      <text:p text:style-name="Text_20_body">2. Cancer (any type): The patient has no cancer, so 0 points.</text:p>
      <text:p text:style-name="Text_20_body">3. Chronic heart failure: The patient has no heart failure, so 0 points.</text:p>
      <text:p text:style-name="Text_20_body">4. Chronic pulmonary disease: The patient has no COPD or chronic cardiopulmonary disease, so 0 points.</text:p>
      <text:p text:style-name="Text_20_body">5. Pulse rate ≥ 110 bpm: The patient’s heart rate is 152 bpm, which is ≥ 110, so 1 point.</text:p>
      <text:p text:style-name="Text_20_body">6. Systolic blood pressure &lt; 100 mmHg: The patient’s SBP is 139 mmHg, so 0 points.</text:p>
      <text:p text:style-name="Text_20_body">7. Arterial oxyhaemoglobin saturation &lt; 90%: The patient’s oxygen saturation is 95%, so 0 points.</text:p>
      <text:p text:style-name="Text_20_body">Summing the points: 0 + 0 + 0 + 0 + 1 + 0 + 0 = 1 point.</text:p>
      <text:p text:style-name="Text_20_body"/>
      <text:p text:style-name="Text_20_body">sPESI value: 1 (High)</text:p>
      <text:p text:style-name="P1"/>
      <text:p text:style-name="P5"/>
      <text:p text:style-name="P3">Risk of Early Mortality:</text:p>
      <text:p text:style-name="P6">Step-by-step reasoning to classify the risk of early mortality for this patient with pulmonary embolism:</text:p>
      <text:p text:style-name="P1">1. **Haemodynamic instability**: </text:p>
      <text:p text:style-name="Text_20_body">- Defined as cardiac arrest, obstructive shock (SBP &lt;90 mmHg or vasopressors needed), or persistent hypotension (SBP &lt;90 mmHg or drop &gt;40 mmHg for &gt;15 min). </text:p>
      <text:p text:style-name="Text_20_body"><text:soft-page-break/>- Patient’s SBP is 139 mmHg, no mention of vasopressors or shock, so haemodynamic instability is **absent (-)**.</text:p>
      <text:p text:style-name="Text_20_body"/>
      <text:p text:style-name="Text_20_body">2. **Clinical parameters of PE severity and/or comorbidity (PESI and sPESI)**: </text:p>
      <text:p text:style-name="Text_20_body">- PESI value = 41, which corresponds to PESI Class I (low risk). </text:p>
      <text:p text:style-name="Text_20_body">- sPESI value = 1 (≥1 is considered positive for risk). </text:p>
      <text:p text:style-name="Text_20_body">- According to the table, clinical parameters are considered positive if PESI class III-V or sPESI ≥1. </text:p>
      <text:p text:style-name="Text_20_body">- Here, sPESI = 1, so clinical parameters are **positive (+)**.</text:p>
      <text:p text:style-name="Text_20_body"/>
      <text:p text:style-name="Text_20_body">3. **RV dysfunction on TTE or CTPA**: </text:p>
      <text:p text:style-name="Text_20_body">- Echocardiography shows RV dysfunction = yes. </text:p>
      <text:p text:style-name="Text_20_body">- RV/LV diameter ratio &gt;1 (which is positive as per instructions). </text:p>
      <text:p text:style-name="Text_20_body">- Therefore, RV dysfunction is **positive (+)**.</text:p>
      <text:p text:style-name="Text_20_body"/>
      <text:p text:style-name="Text_20_body">4. **Elevated cardiac troponin levels**: </text:p>
      <text:p text:style-name="Text_20_body">- Troponin elevated = yes. </text:p>
      <text:p text:style-name="Text_20_body">- Therefore, elevated cardiac troponin is **positive (+)**.</text:p>
      <text:p text:style-name="Text_20_body"/>
      <text:p text:style-name="Text_20_body">5. **Summary of findings**: </text:p>
      <text:p text:style-name="Text_20_body">- Haemodynamic instability: negative (-) </text:p>
      <text:p text:style-name="Text_20_body">- Clinical parameters (PESI/sPESI): positive (+) </text:p>
      <text:p text:style-name="Text_20_body">- RV dysfunction: positive (+) </text:p>
      <text:p text:style-name="Text_20_body">- Elevated troponin: positive (+)</text:p>
      <text:p text:style-name="Text_20_body"/>
      <text:p text:style-name="Text_20_body">6. **Classification according to the table**: </text:p>
      <text:p text:style-name="Text_20_body">- High risk requires haemodynamic instability (+) plus all other positives. Not met here. </text:p>
      <text:p text:style-name="Text_20_body">- Intermediate-high risk requires haemodynamic instability (-), clinical parameters (+), RV dysfunction (+), and elevated troponin (+). All these conditions are met. </text:p>
      <text:p text:style-name="Text_20_body">- Intermediate-low risk would require haemodynamic instability (-), clinical parameters (+), but only one or none of RV dysfunction or troponin positive. Not the case here. </text:p>
      <text:p text:style-name="Text_20_body">- Low risk requires haemodynamic instability (-) and clinical parameters (-), which is not the case.</text:p>
      <text:p text:style-name="Text_20_body"/>
      <text:p text:style-name="Text_20_body"/>
      <text:p text:style-name="Text_20_body"><text:soft-page-break/>7. **Missing data considerations**: </text:p>
      <text:p text:style-name="Text_20_body">- Some contraindications and hypoperfusion data are missing, but these do not directly affect the classification of early mortality risk in this context. </text:p>
      <text:p text:style-name="Text_20_body">- The key parameters for risk classification are available and sufficient.</text:p>
      <text:p text:style-name="Text_20_body"/>
      <text:p text:style-name="Text_20_body">Risk of Early Mortality level: Intermediate-high</text:p>
      <text:p text:style-name="P3"/>
      <text:p text:style-name="P3">Recommendations:</text:p>
      <text:p text:style-name="P1">- Patient State: </text:p>
      <text:p text:style-name="Text_20_body">A 21-year-old female patient, weighing 81 kg and 157 cm tall, with no history of cancer, heart failure, COPD, or chronic cardiopulmonary disease. She is hemodynamically stable (SBP 139 mmHg, DBP 58 mmHg, no hypoperfusion), but presents with tachycardia (HR 152 bpm), mild fever (38.3ºC), and oxygen saturation of 95%. Echocardiography shows right ventricular (RV) dysfunction with RV/LV diameter ratio &gt;1 and TAPSE 13 mm (below normal), indicating RV pressure overload. Troponin is elevated, while NT-proBNP is not elevated. Renal function is normal (CrCl 110 mL/min). PESI score is low (41, Class I), but sPESI is 1 (high), and early mortality risk is classified as intermediate-high. No absolute or relative contraindications to anticoagulation or thrombolysis are present.</text:p>
      <text:p text:style-name="Text_20_body"/>
      <text:p text:style-name="Text_20_body">- Diagnosis: </text:p>
      <text:p text:style-name="Text_20_body">Suspected pulmonary embolism without hemodynamic instability. The patient has intermediate-high risk features based on positive troponin and echocardiographic evidence of RV dysfunction, despite stable blood pressure and absence of shock. CTPA results are not available, and PE confirmation is pending.</text:p>
      <text:p text:style-name="Text_20_body"/>
      <text:p text:style-name="Text_20_body">- Recommendations:</text:p>
      <text:p text:style-name="Text_20_body">1. **Diagnostic Workup:**</text:p>
      <text:p text:style-name="Text_20_body">- **Urgently perform computed tomography pulmonary angiography (CTPA)** to confirm or exclude pulmonary embolism. </text:p>
      <text:p text:style-name="Text_20_body">Rationale: The patient has intermediate-high risk features (RV dysfunction + elevated troponin) and clinical suspicion of PE. According to guidelines (Doc 1, Doc 2), CTPA is the imaging modality of choice in stable patients with suspected PE and intermediate-high risk to confirm diagnosis and assess clot burden. </text:p>
      <text:p text:style-name="Text_20_body">Note: If CTPA is not immediately available or feasible, consider bilateral lower limb venous compression ultrasonography to detect deep vein thrombosis (DVT), which may support PE diagnosis and guide treatment.</text:p>
      <text:p text:style-name="Text_20_body"/>
      <text:p text:style-name="P9"><text:soft-page-break/>2. **Initial Management Pending Diagnosis:**</text:p>
      <text:p text:style-name="Text_20_body">- **Initiate anticoagulation immediately without delay**, preferably with low-molecular-weight heparin (LMWH) or fondaparinux, given no contraindications. </text:p>
      <text:p text:style-name="Text_20_body"><text:tab/>Suggested dosing: </text:p>
      <text:p text:style-name="Text_20_body"><text:tab/>- Enoxaparin 1 mg/kg subcutaneously every 12 hours (i.e., approximately 80 mg every 12 <text:tab/>hours based on 81 kg weight). </text:p>
      <text:p text:style-name="Text_20_body"><text:tab/>Rationale: Guidelines recommend starting anticoagulation in patients with intermediate or <text:tab/>high clinical probability of PE while diagnostic workup is ongoing (Class I, Level C). <text:tab/>LMWH is preferred over unfractionated heparin (UFH) in stable patients without <text:tab/>contraindications (Class I, Level A). </text:p>
      <text:p text:style-name="Text_20_body"><text:tab/>Monitor renal function and adjust dosing if needed, but current CrCl is normal.</text:p>
      <text:p text:style-name="Text_20_body">3. **Post-Diagnosis Management (if PE confirmed):**</text:p>
      <text:p text:style-name="Text_20_body">- **Hospitalize the patient for close monitoring** due to intermediate-high risk status (positive troponin and RV dysfunction). </text:p>
      <text:p text:style-name="Text_20_body">- Continue therapeutic anticoagulation with LMWH for at least 2-3 days, monitoring for signs of hemodynamic deterioration. </text:p>
      <text:p text:style-name="Text_20_body">- After initial stabilization, consider switching to an oral anticoagulant (preferably a NOAC such as apixaban or rivaroxaban) following recommended dosing regimens: </text:p>
      <text:p text:style-name="Text_20_body"><text:tab/>- Apixaban: 10 mg orally twice daily for 7 days, then 5 mg twice daily. </text:p>
      <text:p text:style-name="Text_20_body"><text:tab/>- Rivaroxaban: 15 mg orally twice daily for 21 days, then 20 mg once daily. </text:p>
      <text:p text:style-name="Text_20_body"><text:tab/>Rationale: NOACs are preferred over vitamin K antagonists in eligible patients (Class I, <text:tab/>Level A). The patient has no contraindications to NOACs and normal renal function. </text:p>
      <text:p text:style-name="Text_20_body">- Routine primary systemic thrombolysis is **not recommended** in intermediate-high risk PE without hemodynamic instability due to bleeding risk (Class III, Level B). </text:p>
      <text:p text:style-name="Text_20_body">- **Reserve rescue thrombolytic therapy or surgical/percutaneous embolectomy** only if the patient develops hemodynamic instability or clinical deterioration during hospitalization (Class I, Level B for rescue thrombolysis). </text:p>
      <text:p text:style-name="Text_20_body">- Monitor vital signs, oxygenation, and repeat echocardiography as clinically indicated to detect early signs of decompensation.</text:p>
      <text:p text:style-name="Text_20_body">4. **Additional Considerations:**</text:p>
      <text:p text:style-name="Text_20_body">- Given the elevated temperature (38.3ºC), evaluate for possible concomitant infection or alternative diagnoses. </text:p>
      <text:p text:style-name="Text_20_body">- Ensure adequate supportive care, including oxygen supplementation if saturation drops below 90%. </text:p>
      <text:p text:style-name="Text_20_body">- Educate patient and family about warning signs of clinical deterioration.</text:p>
      <text:p text:style-name="Text_20_body"/>
      <text:p text:style-name="Text_20_body"><text:soft-page-break/>- Summary: </text:p>
      <text:p text:style-name="Text_20_body">This young female patient with suspected intermediate-high risk PE (based on RV dysfunction and elevated troponin) is hemodynamically stable but at risk for early decompensation. Immediate anticoagulation with LMWH should be started without delay while urgently obtaining CTPA to confirm diagnosis. If PE is confirmed, hospitalization with close monitoring is mandatory, with continuation of anticoagulation and avoidance of routine thrombolysis unless clinical deterioration occurs. NOACs are preferred for long-term anticoagulation after initial stabilization. The absence of contraindications supports safe use of these therapies. Close clinical vigilance is essential given the risk of early hemodynamic compromise in intermediate-high risk PE patients.</text:p>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8pt" fo:font-weight="bold" officeooo:rsid="0006382b"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1T20:28:31.734000000</meta:creation-date>
    <dc:date>2025-05-22T10:48:24.851000000</dc:date>
    <meta:editing-duration>PT1H5M43S</meta:editing-duration>
    <meta:editing-cycles>4</meta:editing-cycles>
    <meta:generator>LibreOffice/7.6.2.1$Windows_X86_64 LibreOffice_project/56f7684011345957bbf33a7ee678afaf4d2ba333</meta:generator>
    <meta:document-statistic meta:table-count="0" meta:image-count="0" meta:object-count="0" meta:page-count="6" meta:paragraph-count="109" meta:word-count="1409" meta:character-count="9175" meta:non-whitespace-character-count="7816"/>
  </office:meta>
</office:document-meta>
</file>